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3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sum([material.quantity/o.cycle for material in o.bom_material_ids])&gt;</text:placeholder></text:p>
          </table:table-cell>
          <table:table-cell table:style-name="Tabella2.A3" office:value-type="string">
            <text:p text:style-name="P45"><text:placeholder text:placeholder-type="text">&lt;'' and (o.product_qty / o.cycle)&gt;</text:placeholder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</table:table>
      <text:p text:style-name="P54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53">Legenda: Q.C.P. = Quality Control Passed</text:p>
      <text:p text:style-name="P54"><text:placeholder text:placeholder-type="text">&lt;/if&gt;</text:placeholder></text:p>
      <text:p text:style-name="P27"><text:placeholder text:placeholder-type="text">&lt;if test="len(objects)&gt;1 and o.id!=objects[-1].id"&gt;</text:placeholder></text:p>
      <text:p text:style-name="P50"/>
      <text:p text:style-name="P36"><text:placeholder text:placeholder-type="text">&lt;/if&gt;</text:placeholder></text:p>
      <text:p text:style-name="P3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26T16:55:47.390995042</dc:date>
    <meta:editing-duration>P1DT18H28M28S</meta:editing-duration>
    <meta:editing-cycles>329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2" meta:word-count="297" meta:character-count="4282" meta:non-whitespace-character-count="4068"/>
    <meta:user-defined meta:name="Info 1"/>
    <meta:user-defined meta:name="Info 2"/>
    <meta:user-defined meta:name="Info 3"/>
    <meta:user-defined meta:name="Info 4"/>
  </office:meta>
</office:document-meta>
</file>